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text-align="center" style:justify-single-word="false"/>
      <style:text-properties fo:font-size="22pt" fo:font-weight="bold" officeooo:rsid="001286c9" officeooo:paragraph-rsid="001286c9" style:font-size-asian="22pt" style:font-weight-asian="bold" style:font-size-complex="22pt" style:font-weight-complex="bold"/>
    </style:style>
    <style:style style:name="P2" style:family="paragraph" style:parent-style-name="Standard">
      <style:paragraph-properties fo:margin-top="0.101cm" fo:margin-bottom="0.101cm" loext:contextual-spacing="false" fo:text-align="center" style:justify-single-word="false"/>
      <style:text-properties fo:font-size="22pt" style:text-underline-style="solid" style:text-underline-width="auto" style:text-underline-color="font-color" fo:font-weight="bold" officeooo:rsid="001286c9" officeooo:paragraph-rsid="001286c9" style:font-size-asian="22pt" style:font-weight-asian="bold" style:font-size-complex="22pt" style:font-weight-complex="bold"/>
    </style:style>
    <style:style style:name="P3" style:family="paragraph" style:parent-style-name="Standard">
      <style:paragraph-properties fo:margin-top="0.101cm" fo:margin-bottom="0.101cm" loext:contextual-spacing="false" fo:text-align="center" style:justify-single-word="false"/>
      <style:text-properties fo:font-size="18pt" fo:font-weight="normal" officeooo:rsid="001286c9" officeooo:paragraph-rsid="001286c9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margin-top="0.101cm" fo:margin-bottom="0.101cm" loext:contextual-spacing="false" fo:text-align="center" style:justify-single-word="false"/>
      <style:text-properties officeooo:rsid="001286c9" officeooo:paragraph-rsid="001286c9"/>
    </style:style>
    <style:style style:name="P5" style:family="paragraph" style:parent-style-name="Preformatted_20_Text">
      <style:paragraph-properties fo:margin-top="0cm" fo:margin-bottom="0.499cm" loext:contextual-spacing="false"/>
      <style:text-properties fo:color="#000000"/>
    </style:style>
    <style:style style:name="P6" style:family="paragraph" style:parent-style-name="Preformatted_20_Text">
      <style:text-properties fo:color="#808080"/>
    </style:style>
    <style:style style:name="P7" style:family="paragraph" style:parent-style-name="Preformatted_20_Text">
      <style:text-properties fo:color="#808080" style:font-name="DejaVu Sans Mono" fo:font-size="9.10000038146973pt" fo:font-style="italic"/>
    </style:style>
    <style:style style:name="P8" style:family="paragraph" style:parent-style-name="Preformatted_20_Text">
      <style:text-properties fo:color="#000000"/>
    </style:style>
    <style:style style:name="P9" style:family="paragraph" style:parent-style-name="Preformatted_20_Text">
      <style:text-properties fo:color="#000000" style:font-name="DejaVu Sans Mono" fo:font-size="9.10000038146973pt"/>
    </style:style>
    <style:style style:name="P10" style:family="paragraph" style:parent-style-name="Preformatted_20_Text">
      <style:paragraph-properties fo:margin-top="0.101cm" fo:margin-bottom="0.101cm" loext:contextual-spacing="false" fo:text-align="center" style:justify-single-word="false"/>
      <style:text-properties fo:color="#808080" style:font-name="DejaVu Sans Mono" fo:font-size="9.10000038146973pt" fo:font-style="italic" officeooo:rsid="001286c9" officeooo:paragraph-rsid="001286c9"/>
    </style:style>
    <style:style style:name="T1" style:family="text">
      <style:text-properties fo:color="#000080"/>
    </style:style>
    <style:style style:name="T2" style:family="text">
      <style:text-properties fo:color="#000080" fo:font-weight="bold"/>
    </style:style>
    <style:style style:name="T3" style:family="text">
      <style:text-properties fo:color="#000080" style:font-name="DejaVu Sans Mono" fo:font-size="9.10000038146973pt"/>
    </style:style>
    <style:style style:name="T4" style:family="text">
      <style:text-properties fo:color="#000080" style:font-name="DejaVu Sans Mono" fo:font-size="9.10000038146973pt" fo:font-weight="bold"/>
    </style:style>
    <style:style style:name="T5" style:family="text">
      <style:text-properties fo:color="#808080"/>
    </style:style>
    <style:style style:name="T6" style:family="text">
      <style:text-properties fo:color="#808080" fo:font-style="italic"/>
    </style:style>
    <style:style style:name="T7" style:family="text">
      <style:text-properties fo:color="#808080" style:font-name="DejaVu Sans Mono" fo:font-size="9.10000038146973pt"/>
    </style:style>
    <style:style style:name="T8" style:family="text">
      <style:text-properties fo:color="#808080" style:font-name="DejaVu Sans Mono" fo:font-size="9.10000038146973pt" fo:font-style="italic"/>
    </style:style>
    <style:style style:name="T9" style:family="text">
      <style:text-properties fo:color="#0000ff"/>
    </style:style>
    <style:style style:name="T10" style:family="text">
      <style:text-properties fo:color="#0000ff" style:font-name="DejaVu Sans Mono" fo:font-size="9.10000038146973pt"/>
    </style:style>
    <style:style style:name="T11" style:family="text">
      <style:text-properties style:font-name="DejaVu Sans Mono" fo:font-size="9.10000038146973pt"/>
    </style:style>
    <style:style style:name="T12" style:family="text">
      <style:text-properties style:font-name="DejaVu Sans Mono" fo:font-size="9.10000038146973pt" fo:font-style="italic"/>
    </style:style>
    <style:style style:name="T13" style:family="text">
      <style:text-properties style:font-name="DejaVu Sans Mono" fo:font-size="9.10000038146973pt" fo:background-color="#e4e4ff" loext:char-shading-value="0"/>
    </style:style>
    <style:style style:name="T14" style:family="text">
      <style:text-properties fo:color="#008000" style:font-name="DejaVu Sans Mono" fo:font-size="9.10000038146973pt" fo:font-weight="bold"/>
    </style:style>
    <style:style style:name="T15" style:family="text">
      <style:text-properties fo:color="#008000" fo:font-weight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>COSC 264</text:p>
      <text:p text:style-name="P2"/>
      <text:p text:style-name="P1">Introduction to Computer Networks</text:p>
      <text:p text:style-name="P1"><text:s/>and the Internet</text:p>
      <text:p text:style-name="P1">Assignment</text:p>
      <text:p text:style-name="P1"/>
      <text:p text:style-name="P3">Liz Richardson</text:p>
      <text:p text:style-name="P3">Stefan Hall</text:p>
      <text:p text:style-name="P3"/>
      <text:p text:style-name="P4">Due: September 9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<text:soft-page-break/>"""</text:p>
      <text:p text:style-name="P7">Sender part of assignment</text:p>
      <text:p text:style-name="P7">#--Liz And Stefan--#</text:p>
      <text:p text:style-name="P7">To run me type in the command line:</text:p>
      <text:p text:style-name="P7">python sender.py portNum PortNum PortNum fileName</text:p>
      <text:p text:style-name="P7">"""</text:p>
      <text:p text:style-name="P7"># <text:s text:c="2"/>python3 sender.py 7001 7000 8000 test.txt</text:p>
      <text:p text:style-name="P9"><text:span text:style-name="T2">import </text:span>sys</text:p>
      <text:p text:style-name="P9"><text:span text:style-name="T2">import </text:span>socket</text:p>
      <text:p text:style-name="P9"><text:span text:style-name="T2">import </text:span>os.path <text:span text:style-name="T6">#This is being used to check if file exists</text:span></text:p>
      <text:p text:style-name="P9"><text:span text:style-name="T2">import </text:span>struct</text:p>
      <text:p text:style-name="P9"><text:span text:style-name="T2">import </text:span>binascii</text:p>
      <text:p text:style-name="P9"><text:span text:style-name="T2">import </text:span>packets</text:p>
      <text:p text:style-name="P9"><text:span text:style-name="T2">import </text:span>select</text:p>
      <text:p text:style-name="P9">MAX_BYTES = <text:span text:style-name="T9">512</text:span></text:p>
      <text:p text:style-name="P9">PTYPE_DATA = <text:span text:style-name="T9">0</text:span></text:p>
      <text:p text:style-name="P9">PTYPE_ACK = <text:span text:style-name="T9">1</text:span></text:p>
      <text:p text:style-name="P9">MAGICNO = <text:span text:style-name="T1">hex</text:span>(<text:span text:style-name="T9">0x497E</text:span>)</text:p>
      <text:p text:style-name="P9"><text:span text:style-name="T2">def </text:span>exit():</text:p>
      <text:p text:style-name="P8"><text:s text:c="4"/><text:span text:style-name="T8">"""Exits the program displaying a message"""</text:span></text:p>
      <text:p text:style-name="P8"><text:span text:style-name="T5"><text:s text:c="4"/></text:span><text:span text:style-name="T4">print</text:span><text:span text:style-name="T11">(</text:span><text:span text:style-name="T14">"----------------------------------------"</text:span><text:span text:style-name="T11">)</text:span></text:p>
      <text:p text:style-name="P8"><text:s text:c="4"/><text:span text:style-name="T4">print</text:span><text:span text:style-name="T11">(</text:span><text:span text:style-name="T14">"------------Program exited--------------"</text:span><text:span text:style-name="T11">)</text:span></text:p>
      <text:p text:style-name="P8"><text:s text:c="4"/><text:span text:style-name="T4">print</text:span><text:span text:style-name="T11">(</text:span><text:span text:style-name="T14">"----------------------------------------"</text:span><text:span text:style-name="T11">)</text:span></text:p>
      <text:p text:style-name="P8"><text:s text:c="4"/><text:span text:style-name="T11">sys.exit(</text:span><text:span text:style-name="T10">0</text:span><text:span text:style-name="T11">)</text:span></text:p>
      <text:p text:style-name="P9"><text:span text:style-name="T2">def </text:span>checkPort(num):</text:p>
      <text:p text:style-name="P8"><text:s text:c="4"/><text:span text:style-name="T8">"""checks port number to ensure that it is an integer in the range 1024 - 64000</text:span></text:p>
      <text:p text:style-name="P6"><text:s text:c="8"/><text:span text:style-name="T12">exits program if it finds and error</text:span></text:p>
      <text:p text:style-name="P6"><text:s text:c="8"/><text:span text:style-name="T12">returns portnumber as an integer"""</text:span></text:p>
      <text:p text:style-name="P8"><text:span text:style-name="T5"><text:s text:c="4"/></text:span><text:span text:style-name="T4">try</text:span><text:span text:style-name="T11">:</text:span></text:p>
      <text:p text:style-name="P8"><text:s text:c="8"/><text:span text:style-name="T11">port_num = </text:span><text:span text:style-name="T3">int</text:span><text:span text:style-name="T11">(num)</text:span></text:p>
      <text:p text:style-name="P8"><text:s text:c="4"/><text:span text:style-name="T4">except </text:span><text:span text:style-name="T3">ValueError</text:span><text:span text:style-name="T11">:</text:span></text:p>
      <text:p text:style-name="P8"><text:s text:c="8"/><text:span text:style-name="T4">print</text:span><text:span text:style-name="T11">(</text:span><text:span text:style-name="T14">"Port Number " </text:span><text:span text:style-name="T11">+ </text:span><text:span text:style-name="T3">str</text:span><text:span text:style-name="T11">(num) + </text:span><text:span text:style-name="T14">" was not an integer"</text:span><text:span text:style-name="T11">)</text:span></text:p>
      <text:p text:style-name="P8"><text:s text:c="8"/><text:span text:style-name="T11">exit()</text:span></text:p>
      <text:p text:style-name="P8"><text:s text:c="8"/></text:p>
      <text:p text:style-name="P8"><text:s text:c="4"/><text:span text:style-name="T4">if not</text:span><text:span text:style-name="T11">(</text:span><text:span text:style-name="T10">1024 </text:span><text:span text:style-name="T11">&lt;= port_num </text:span><text:span text:style-name="T4">and </text:span><text:span text:style-name="T11">port_num &lt;= </text:span><text:span text:style-name="T10">64000</text:span><text:span text:style-name="T11">):</text:span></text:p>
      <text:p text:style-name="P8"><text:s text:c="8"/><text:span text:style-name="T4">print</text:span><text:span text:style-name="T11">(</text:span><text:span text:style-name="T14">"Port number " </text:span><text:span text:style-name="T11">+ </text:span><text:span text:style-name="T3">str</text:span><text:span text:style-name="T11">(num) + </text:span><text:span text:style-name="T14">" <text:s/>was not in range 1024 - 64000"</text:span><text:span text:style-name="T11">)</text:span></text:p>
      <text:p text:style-name="P8"><text:s text:c="8"/><text:span text:style-name="T11">exit()</text:span></text:p>
      <text:p text:style-name="P8"><text:s text:c="4"/><text:span text:style-name="T4">else</text:span><text:span text:style-name="T11">:</text:span></text:p>
      <text:p text:style-name="P8"><text:s text:c="8"/><text:span text:style-name="T4">return </text:span><text:span text:style-name="T11">port_num</text:span></text:p>
      <text:p text:style-name="P8"><text:s text:c="4"/></text:p>
      <text:p text:style-name="P9"><text:span text:style-name="T2">def </text:span>checkFile(fname):</text:p>
      <text:p text:style-name="P8"><text:s text:c="4"/><text:span text:style-name="T8">"""checks for existing file</text:span></text:p>
      <text:p text:style-name="P6"><text:s text:c="8"/><text:span text:style-name="T12">exits if file not found"""</text:span></text:p>
      <text:p text:style-name="P8"><text:span text:style-name="T5"><text:s text:c="4"/></text:span><text:span text:style-name="T4">if</text:span><text:span text:style-name="T11">(os.path.isfile(fname)):</text:span></text:p>
      <text:p text:style-name="P8"><text:s text:c="8"/><text:span text:style-name="T4">return </text:span><text:span text:style-name="T11">fname</text:span></text:p>
      <text:p text:style-name="P8"><text:s text:c="4"/><text:span text:style-name="T4">else</text:span><text:span text:style-name="T11">:</text:span></text:p>
      <text:p text:style-name="P8"><text:s text:c="8"/><text:span text:style-name="T4">print</text:span><text:span text:style-name="T11">(</text:span><text:span text:style-name="T14">"File: " </text:span><text:span text:style-name="T11">+ fname + </text:span><text:span text:style-name="T14">" does not exist."</text:span><text:span text:style-name="T11">)</text:span></text:p>
      <text:p text:style-name="P8"><text:s text:c="8"/><text:span text:style-name="T11">exit()</text:span></text:p>
      <text:p text:style-name="P9"><text:span text:style-name="T2">def </text:span>get_params():</text:p>
      <text:p text:style-name="P8"><text:s text:c="4"/><text:span text:style-name="T8">"""gets all of the parameters from the command line</text:span></text:p>
      <text:p text:style-name="P6"><text:s text:c="8"/><text:span text:style-name="T12">exits if wrong amount of arguments are entered</text:span></text:p>
      <text:p text:style-name="P6"><text:s text:c="8"/><text:span text:style-name="T12">checks to ensure input is correct</text:span></text:p>
      <text:p text:style-name="P6"><text:s text:c="8"/><text:span text:style-name="T12">returns port numbers and filename"""</text:span></text:p>
      <text:p text:style-name="P8"><text:span text:style-name="T5"><text:s text:c="4"/></text:span><text:span text:style-name="T4">if </text:span><text:span text:style-name="T3">len</text:span><text:span text:style-name="T11">(sys.argv) != </text:span><text:span text:style-name="T10">5</text:span><text:span text:style-name="T11">:</text:span></text:p>
      <text:p text:style-name="P8"><text:s text:c="8"/><text:span text:style-name="T4">print</text:span><text:span text:style-name="T11">(</text:span><text:span text:style-name="T14">"</text:span><text:span text:style-name="T4">\n</text:span><text:span text:style-name="T14">Wrong amount of command line arguments entered"</text:span><text:span text:style-name="T11">)</text:span></text:p>
      <text:p text:style-name="P8"><text:s text:c="8"/><text:span text:style-name="T11">exit()</text:span></text:p>
      <text:p text:style-name="P8"><text:s text:c="4"/><text:span text:style-name="T4">else</text:span><text:span text:style-name="T11">: <text:s text:c="3"/></text:span></text:p>
      <text:p text:style-name="P8"><text:s text:c="8"/><text:span text:style-name="T11">sys.argv = sys.argv[</text:span><text:span text:style-name="T10">1</text:span><text:span text:style-name="T11">:]</text:span></text:p>
      <text:p text:style-name="P8"><text:s text:c="8"/><text:span text:style-name="T11">sin = checkPort(sys.argv[</text:span><text:span text:style-name="T10">0</text:span><text:span text:style-name="T11">])</text:span></text:p>
      <text:p text:style-name="P8"><text:s text:c="8"/><text:span text:style-name="T11">sout = checkPort(sys.argv[</text:span><text:span text:style-name="T10">1</text:span><text:span text:style-name="T11">])</text:span></text:p>
      <text:p text:style-name="P8"><text:s text:c="8"/><text:span text:style-name="T11">csin = checkPort(sys.argv[</text:span><text:span text:style-name="T10">2</text:span><text:span text:style-name="T11">])</text:span></text:p>
      <text:p text:style-name="P8"><text:s text:c="8"/><text:span text:style-name="T11">filename = checkFile(sys.argv[</text:span><text:span text:style-name="T10">3</text:span><text:span text:style-name="T11">])</text:span></text:p>
      <text:p text:style-name="P8"><text:s text:c="4"/><text:span text:style-name="T4">return <text:s/></text:span><text:span text:style-name="T11">sin, sout, csin, filename</text:span></text:p>
      <text:p text:style-name="P8"><text:span text:style-name="T11"/></text:p>
      <text:p text:style-name="P8"><text:span text:style-name="T11"/></text:p>
      <text:p text:style-name="P9"><text:soft-page-break/><text:span text:style-name="T2">def </text:span>read_file_data(file_obj):</text:p>
      <text:p text:style-name="P8"><text:s text:c="4"/><text:span text:style-name="T8">"""reads a max amount of data into a buffer"""</text:span></text:p>
      <text:p text:style-name="P8"><text:span text:style-name="T5"><text:s text:c="4"/></text:span><text:span text:style-name="T4">return </text:span><text:span text:style-name="T11">file_obj.read(MAX_BYTES)</text:span></text:p>
      <text:p text:style-name="P9"><text:span text:style-name="T2">def <text:s/></text:span>return_resources(socket_list, file_object):</text:p>
      <text:p text:style-name="P8"><text:s text:c="4"/><text:span text:style-name="T8">"""closes sockets and file</text:span></text:p>
      <text:p text:style-name="P6"><text:s text:c="8"/><text:span text:style-name="T12">giving memory back to system"""</text:span></text:p>
      <text:p text:style-name="P8"><text:span text:style-name="T5"><text:s text:c="4"/></text:span><text:span text:style-name="T4">for </text:span><text:span text:style-name="T11">sockets </text:span><text:span text:style-name="T4">in </text:span><text:span text:style-name="T11">socket_list:</text:span></text:p>
      <text:p text:style-name="P8"><text:s text:c="8"/><text:span text:style-name="T11">sockets.close()</text:span></text:p>
      <text:p text:style-name="P8"><text:s text:c="4"/><text:span text:style-name="T11">file_object.close()</text:span></text:p>
      <text:p text:style-name="P9"><text:span text:style-name="T2">def </text:span>raise_socket_error(socket_list, file_object, ERROR_COUNT):</text:p>
      <text:p text:style-name="P8"><text:s text:c="4"/><text:span text:style-name="T8">"""if connection to a socket is refused an error is raised</text:span></text:p>
      <text:p text:style-name="P6"><text:s text:c="8"/><text:span text:style-name="T12">will wait 10 times and then time out"""</text:span></text:p>
      <text:p text:style-name="P8"><text:span text:style-name="T5"><text:s text:c="4"/></text:span><text:span text:style-name="T4">if </text:span><text:span text:style-name="T11">ERROR_COUNT &gt;</text:span><text:span text:style-name="T10">5</text:span><text:span text:style-name="T11">:</text:span></text:p>
      <text:p text:style-name="P8"><text:s text:c="8"/><text:span text:style-name="T4">print</text:span><text:span text:style-name="T11">()</text:span></text:p>
      <text:p text:style-name="P8"><text:s text:c="8"/><text:span text:style-name="T4">print</text:span><text:span text:style-name="T11">(</text:span><text:span text:style-name="T14">"----------------------------------------"</text:span><text:span text:style-name="T11">)</text:span></text:p>
      <text:p text:style-name="P8"><text:s text:c="8"/><text:span text:style-name="T4">print</text:span><text:span text:style-name="T11">(</text:span><text:span text:style-name="T14">"-----------Connection timeout-----------"</text:span><text:span text:style-name="T11">)</text:span></text:p>
      <text:p text:style-name="P8"><text:s text:c="8"/><text:span text:style-name="T4">print</text:span><text:span text:style-name="T11">(</text:span><text:span text:style-name="T14">"----------Program will now exit---------"</text:span><text:span text:style-name="T11">)</text:span></text:p>
      <text:p text:style-name="P8"><text:s text:c="8"/><text:span text:style-name="T4">print</text:span><text:span text:style-name="T11">(</text:span><text:span text:style-name="T14">"----------------------------------------"</text:span><text:span text:style-name="T11">)</text:span></text:p>
      <text:p text:style-name="P8"><text:s text:c="8"/><text:span text:style-name="T4">print</text:span><text:span text:style-name="T11">()</text:span></text:p>
      <text:p text:style-name="P8"><text:s text:c="8"/><text:span text:style-name="T11">return_resources(socket_list, file_object)</text:span></text:p>
      <text:p text:style-name="P8"><text:s text:c="8"/><text:span text:style-name="T11">exit()</text:span></text:p>
      <text:p text:style-name="P8"><text:s text:c="4"/><text:span text:style-name="T4">else</text:span><text:span text:style-name="T11">:</text:span></text:p>
      <text:p text:style-name="P8"><text:s text:c="8"/><text:span text:style-name="T4">print</text:span><text:span text:style-name="T11">()</text:span></text:p>
      <text:p text:style-name="P8"><text:s text:c="8"/><text:span text:style-name="T4">print</text:span><text:span text:style-name="T11">(</text:span><text:span text:style-name="T14">"---connection refused, trying again-----"</text:span><text:span text:style-name="T11">)</text:span></text:p>
      <text:p text:style-name="P8"><text:s text:c="8"/><text:span text:style-name="T4">print</text:span><text:span text:style-name="T11">()</text:span></text:p>
      <text:p text:style-name="P8"><text:s text:c="4"/><text:span text:style-name="T4">return </text:span><text:span text:style-name="T11">ERROR_COUNT+</text:span><text:span text:style-name="T10">1</text:span></text:p>
      <text:p text:style-name="P9"><text:span text:style-name="T2">def </text:span>main():</text:p>
      <text:p text:style-name="P8"><text:s text:c="4"/><text:span text:style-name="T8">"""main function for sender</text:span></text:p>
      <text:p text:style-name="P6"><text:s text:c="8"/><text:span text:style-name="T12">sends a file to channel"""</text:span></text:p>
      <text:p text:style-name="P8"><text:span text:style-name="T5"><text:s text:c="4"/></text:span><text:span text:style-name="T11">sin, sout, csin, filename = get_params()</text:span></text:p>
      <text:p text:style-name="P8"><text:s text:c="4"/><text:span text:style-name="T11">sockOut = socket.socket(socket.AF_INET, socket.SOCK_DGRAM)</text:span></text:p>
      <text:p text:style-name="P8"><text:s text:c="4"/><text:span text:style-name="T11">sockOut.bind((</text:span><text:span text:style-name="T14">'127.0.0.1'</text:span><text:span text:style-name="T11">, sout))</text:span></text:p>
      <text:p text:style-name="P8"><text:s text:c="4"/><text:span text:style-name="T11">sockOut.connect((</text:span><text:span text:style-name="T14">'127.0.0.1'</text:span><text:span text:style-name="T11">, csin))</text:span></text:p>
      <text:p text:style-name="P8"><text:s text:c="4"/><text:span text:style-name="T11">sockIn = socket.socket(socket.AF_INET, socket.SOCK_DGRAM)</text:span></text:p>
      <text:p text:style-name="P8"><text:s text:c="4"/><text:span text:style-name="T11">sockIn.bind((</text:span><text:span text:style-name="T14">'127.0.0.1'</text:span><text:span text:style-name="T11">, sin))</text:span></text:p>
      <text:p text:style-name="P8"><text:s text:c="4"/><text:span text:style-name="T11">next = </text:span><text:span text:style-name="T10">0</text:span></text:p>
      <text:p text:style-name="P8"><text:span text:style-name="T9"><text:s text:c="4"/></text:span><text:span text:style-name="T11">exitFlag = </text:span><text:span text:style-name="T3">False</text:span></text:p>
      <text:p text:style-name="P8"><text:span text:style-name="T1"><text:s text:c="4"/></text:span><text:span text:style-name="T11">file_object = </text:span><text:span text:style-name="T3">open</text:span><text:span text:style-name="T11">(filename, </text:span><text:span text:style-name="T14">"rb"</text:span><text:span text:style-name="T11">)</text:span></text:p>
      <text:p text:style-name="P8"><text:s text:c="4"/><text:span text:style-name="T11">all_packets_count <text:s/>= </text:span><text:span text:style-name="T10">0</text:span></text:p>
      <text:p text:style-name="P8"><text:span text:style-name="T9"><text:s text:c="4"/></text:span><text:span text:style-name="T11">ack_packet_count = </text:span><text:span text:style-name="T10">0</text:span></text:p>
      <text:p text:style-name="P8"><text:span text:style-name="T9"><text:s text:c="4"/></text:span><text:span text:style-name="T11">socket_list = [sockOut, sockIn]</text:span></text:p>
      <text:p text:style-name="P8"><text:s text:c="4"/><text:span text:style-name="T11">ERROR_COUNT = </text:span><text:span text:style-name="T10">0</text:span></text:p>
      <text:p text:style-name="P8"><text:span text:style-name="T9"><text:s text:c="4"/></text:span><text:span text:style-name="T4">print</text:span><text:span text:style-name="T11">()</text:span></text:p>
      <text:p text:style-name="P8"><text:s text:c="4"/><text:span text:style-name="T4">while not </text:span><text:span text:style-name="T11">exitFlag:</text:span></text:p>
      <text:p text:style-name="P8"><text:s text:c="8"/><text:span text:style-name="T11">current_string = read_file_data(file_object)</text:span></text:p>
      <text:p text:style-name="P8"><text:s text:c="8"/><text:span text:style-name="T4">if </text:span><text:span text:style-name="T3">len</text:span><text:span text:style-name="T11">(current_string) == </text:span><text:span text:style-name="T10">0</text:span><text:span text:style-name="T11">:</text:span></text:p>
      <text:p text:style-name="P8"><text:s text:c="12"/><text:span text:style-name="T11">current_packet = packets.packet(next, </text:span><text:span text:style-name="T3">len</text:span><text:span text:style-name="T11">(current_string), current_string)</text:span></text:p>
      <text:p text:style-name="P8"><text:s text:c="12"/><text:span text:style-name="T11">exitFlag = </text:span><text:span text:style-name="T13">True</text:span></text:p>
      <text:p text:style-name="P8"><text:s text:c="8"/><text:span text:style-name="T4">elif </text:span><text:span text:style-name="T3">len</text:span><text:span text:style-name="T11">(current_string) &gt; </text:span><text:span text:style-name="T10">0</text:span><text:span text:style-name="T11">:</text:span></text:p>
      <text:p text:style-name="P8"><text:s text:c="12"/><text:span text:style-name="T11">current_packet = packets.packet(next, </text:span><text:span text:style-name="T3">len</text:span><text:span text:style-name="T11">(current_string), current_string)</text:span></text:p>
      <text:p text:style-name="P8"><text:s text:c="8"/><text:span text:style-name="T11">encoded_packet = packets.pack_packet(current_packet)</text:span></text:p>
      <text:p text:style-name="P8"><text:s text:c="8"/><text:span text:style-name="T11">has_response = </text:span><text:span text:style-name="T3">False</text:span></text:p>
      <text:p text:style-name="P8"><text:span text:style-name="T1"><text:s text:c="8"/></text:span><text:span text:style-name="T4">while not </text:span><text:span text:style-name="T11">has_response:</text:span></text:p>
      <text:p text:style-name="P8"><text:s text:c="12"/><text:span text:style-name="T4">try</text:span><text:span text:style-name="T11">:</text:span></text:p>
      <text:p text:style-name="P8"><text:s text:c="16"/><text:span text:style-name="T11">sockOut.send(encoded_packet) </text:span><text:span text:style-name="T8">#sendencoded packet</text:span></text:p>
      <text:p text:style-name="P8"><text:span text:style-name="T5"><text:s text:c="16"/></text:span><text:span text:style-name="T11">all_packets_count += </text:span><text:span text:style-name="T10">1</text:span></text:p>
      <text:p text:style-name="P8"><text:span text:style-name="T9"><text:s text:c="12"/></text:span><text:span text:style-name="T4">except</text:span><text:span text:style-name="T11">:</text:span></text:p>
      <text:p text:style-name="P8"><text:s text:c="16"/><text:span text:style-name="T11">ERROR_COUNT = raise_socket_error(socket_list, file_object, ERROR_COUNT)</text:span></text:p>
      <text:p text:style-name="P8"><text:s text:c="12"/><text:span text:style-name="T4">else</text:span><text:span text:style-name="T11">:</text:span></text:p>
      <text:p text:style-name="P8"><text:s text:c="16"/><text:span text:style-name="T11">ERROR_COUNT = </text:span><text:span text:style-name="T10">0 </text:span><text:span text:style-name="T8">#a packet has been successfully sent, reset errorcount</text:span></text:p>
      <text:p text:style-name="P8"><text:span text:style-name="T5"><text:s text:c="12"/></text:span><text:span text:style-name="T11">readable, _, _ = select.select([sockIn], [], [], </text:span><text:span text:style-name="T10">1</text:span><text:span text:style-name="T11">)</text:span></text:p>
      <text:p text:style-name="P8"><text:span text:style-name="T11"/></text:p>
      <text:p text:style-name="P8"><text:span text:style-name="T11"/></text:p>
      <text:p text:style-name="P8"><text:soft-page-break/><text:s text:c="12"/><text:span text:style-name="T4">if </text:span><text:span text:style-name="T11">readable:</text:span></text:p>
      <text:p text:style-name="P8"><text:s text:c="16"/><text:span text:style-name="T11">data = sockIn.recv(</text:span><text:span text:style-name="T10">528</text:span><text:span text:style-name="T11">)</text:span></text:p>
      <text:p text:style-name="P8"><text:s text:c="16"/><text:span text:style-name="T11">unpacked_packet = packets.unpack_packet(data)</text:span></text:p>
      <text:p text:style-name="P8"><text:s text:c="16"/><text:span text:style-name="T11">magicno, type, seqno, dataLen, byte_data = unpacked_packet</text:span></text:p>
      <text:p text:style-name="P8"><text:s text:c="16"/><text:span text:style-name="T4">if </text:span><text:span text:style-name="T11">magicno == </text:span><text:span text:style-name="T3">int</text:span><text:span text:style-name="T11">(MAGICNO, </text:span><text:span text:style-name="T10">0</text:span><text:span text:style-name="T11">) </text:span><text:span text:style-name="T4">and </text:span><text:span text:style-name="T11">type == PTYPE_ACK </text:span><text:span text:style-name="T4">and </text:span><text:span text:style-name="T11">dataLen == </text:span><text:span text:style-name="T10">0</text:span><text:span text:style-name="T11">:</text:span></text:p>
      <text:p text:style-name="P8"><text:s text:c="20"/><text:span text:style-name="T4">if </text:span><text:span text:style-name="T11">seqno == next:</text:span></text:p>
      <text:p text:style-name="P8"><text:s text:c="24"/><text:span text:style-name="T4">if </text:span><text:span text:style-name="T11">exitFlag:</text:span></text:p>
      <text:p text:style-name="P8"><text:s text:c="28"/><text:span text:style-name="T7">has_response </text:span><text:span text:style-name="T11">= </text:span><text:span text:style-name="T13">True</text:span></text:p>
      <text:p text:style-name="P8"><text:s text:c="24"/><text:span text:style-name="T11">next ^= </text:span><text:span text:style-name="T10">1</text:span></text:p>
      <text:p text:style-name="P8"><text:span text:style-name="T9"><text:s text:c="16"/></text:span><text:span text:style-name="T11">ack_packet_count +=</text:span><text:span text:style-name="T10">1</text:span></text:p>
      <text:p text:style-name="P8"><text:span text:style-name="T9"><text:s text:c="16"/></text:span><text:span text:style-name="T11">has_response = </text:span><text:span text:style-name="T13">True</text:span></text:p>
      <text:p text:style-name="P8"><text:s text:c="4"/><text:span text:style-name="T4">print</text:span><text:span text:style-name="T11">(</text:span><text:span text:style-name="T14">"Total num packets sent: "</text:span><text:span text:style-name="T11">, all_packets_count)</text:span></text:p>
      <text:p text:style-name="P8"><text:s text:c="4"/><text:span text:style-name="T11">return_resources(socket_list, file_object)</text:span></text:p>
      <text:p text:style-name="P8"><text:s text:c="4"/><text:span text:style-name="T11">exit()</text:span></text:p>
      <text:p text:style-name="P8"><text:span text:style-name="T11"/></text:p>
      <text:p text:style-name="P9"><text:span text:style-name="T2">if </text:span>__name__ == <text:span text:style-name="T15">'__main__'</text:span>:</text:p>
      <text:p text:style-name="P5"><text:s text:c="4"/><text:span text:style-name="T11">main()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"""</text:p>
      <text:p text:style-name="P7"><text:soft-page-break/>Channel part of assignment</text:p>
      <text:p text:style-name="P7">#--Liz And Stefan--#</text:p>
      <text:p text:style-name="P7">To run me type in the command line:</text:p>
      <text:p text:style-name="P7">python channel.py portNum PortNum PortNum PortNum S(in) R(in) P</text:p>
      <text:p text:style-name="P7"># <text:s text:c="2"/>python3 channel.py 8000 8001 8003 8002 7001 9000 0.1</text:p>
      <text:p text:style-name="P7">"""</text:p>
      <text:p text:style-name="P9"><text:span text:style-name="T2">import </text:span>sys</text:p>
      <text:p text:style-name="P9"><text:span text:style-name="T2">import </text:span>socket</text:p>
      <text:p text:style-name="P9"><text:span text:style-name="T2">import </text:span>select</text:p>
      <text:p text:style-name="P9"><text:span text:style-name="T2">import </text:span>packets</text:p>
      <text:p text:style-name="P9"><text:span text:style-name="T2">import </text:span>random</text:p>
      <text:p text:style-name="P9"><text:span text:style-name="T2">def </text:span>exit():</text:p>
      <text:p text:style-name="P8"><text:s text:c="4"/><text:span text:style-name="T8">"""Exits the program displaying a message"""</text:span></text:p>
      <text:p text:style-name="P8"><text:span text:style-name="T5"><text:s text:c="4"/></text:span><text:span text:style-name="T4">print</text:span><text:span text:style-name="T11">(</text:span><text:span text:style-name="T14">"Program will now exit</text:span><text:span text:style-name="T4">\n</text:span><text:span text:style-name="T14">"</text:span><text:span text:style-name="T11">)</text:span></text:p>
      <text:p text:style-name="P8"><text:s text:c="4"/><text:span text:style-name="T11">sys.exit(</text:span><text:span text:style-name="T10">0</text:span><text:span text:style-name="T11">)</text:span></text:p>
      <text:p text:style-name="P9"><text:span text:style-name="T2">def </text:span>checkPort(num):</text:p>
      <text:p text:style-name="P8"><text:s text:c="4"/><text:span text:style-name="T8">"""checks port number to ensure that it is an integer in the range 1024 - 64000</text:span></text:p>
      <text:p text:style-name="P6"><text:s text:c="8"/><text:span text:style-name="T12">exits program if it finds and error</text:span></text:p>
      <text:p text:style-name="P6"><text:s text:c="8"/><text:span text:style-name="T12">returns portnumber as an integer"""</text:span></text:p>
      <text:p text:style-name="P8"><text:span text:style-name="T5"><text:s text:c="4"/></text:span><text:span text:style-name="T4">try</text:span><text:span text:style-name="T11">:</text:span></text:p>
      <text:p text:style-name="P8"><text:s text:c="8"/><text:span text:style-name="T11">port_num = </text:span><text:span text:style-name="T3">int</text:span><text:span text:style-name="T11">(num)</text:span></text:p>
      <text:p text:style-name="P8"><text:s text:c="4"/><text:span text:style-name="T4">except </text:span><text:span text:style-name="T3">ValueError</text:span><text:span text:style-name="T11">:</text:span></text:p>
      <text:p text:style-name="P8"><text:s text:c="8"/><text:span text:style-name="T4">print</text:span><text:span text:style-name="T11">(</text:span><text:span text:style-name="T14">"Port Number " </text:span><text:span text:style-name="T11">+ </text:span><text:span text:style-name="T3">str</text:span><text:span text:style-name="T11">(num) + </text:span><text:span text:style-name="T14">" was not an integer"</text:span><text:span text:style-name="T11">)</text:span></text:p>
      <text:p text:style-name="P8"><text:s text:c="8"/><text:span text:style-name="T11">exit()</text:span></text:p>
      <text:p text:style-name="P8"><text:s text:c="4"/><text:span text:style-name="T4">if not</text:span><text:span text:style-name="T11">(</text:span><text:span text:style-name="T10">1024 </text:span><text:span text:style-name="T11">&lt;= port_num </text:span><text:span text:style-name="T4">and </text:span><text:span text:style-name="T11">port_num &lt;= </text:span><text:span text:style-name="T10">64000</text:span><text:span text:style-name="T11">):</text:span></text:p>
      <text:p text:style-name="P8"><text:s text:c="8"/><text:span text:style-name="T4">print</text:span><text:span text:style-name="T11">(</text:span><text:span text:style-name="T14">"Port number " </text:span><text:span text:style-name="T11">+ </text:span><text:span text:style-name="T3">str</text:span><text:span text:style-name="T11">(num) + </text:span><text:span text:style-name="T14">" <text:s/>was not in range 1024 - 64000"</text:span><text:span text:style-name="T11">)</text:span></text:p>
      <text:p text:style-name="P8"><text:s text:c="8"/><text:span text:style-name="T11">exit()</text:span></text:p>
      <text:p text:style-name="P8"><text:s text:c="4"/><text:span text:style-name="T4">else</text:span><text:span text:style-name="T11">:</text:span></text:p>
      <text:p text:style-name="P8"><text:s text:c="8"/><text:span text:style-name="T4">return </text:span><text:span text:style-name="T11">port_num</text:span></text:p>
      <text:p text:style-name="P9"><text:span text:style-name="T2">def </text:span>checkProbability(p):</text:p>
      <text:p text:style-name="P8"><text:s text:c="4"/><text:span text:style-name="T8">"""checks to make sure the probability enteed is a float in the range [0,1)</text:span></text:p>
      <text:p text:style-name="P6"><text:s text:c="8"/><text:span text:style-name="T12">exits if there is an error</text:span></text:p>
      <text:p text:style-name="P6"><text:s text:c="8"/><text:span text:style-name="T12">returns probability P """</text:span></text:p>
      <text:p text:style-name="P8"><text:span text:style-name="T5"><text:s text:c="4"/></text:span><text:span text:style-name="T4">try</text:span><text:span text:style-name="T11">:</text:span></text:p>
      <text:p text:style-name="P8"><text:s text:c="8"/><text:span text:style-name="T11">p = </text:span><text:span text:style-name="T3">float</text:span><text:span text:style-name="T11">(p)</text:span></text:p>
      <text:p text:style-name="P8"><text:s text:c="4"/><text:span text:style-name="T4">except </text:span><text:span text:style-name="T3">ValueError</text:span><text:span text:style-name="T11">:</text:span></text:p>
      <text:p text:style-name="P8"><text:s text:c="8"/><text:span text:style-name="T4">print</text:span><text:span text:style-name="T11">(</text:span><text:span text:style-name="T14">"Probability not an integer"</text:span><text:span text:style-name="T11">)</text:span></text:p>
      <text:p text:style-name="P8"><text:s text:c="8"/><text:span text:style-name="T11">exit()</text:span></text:p>
      <text:p text:style-name="P8"><text:s text:c="4"/><text:span text:style-name="T4">else</text:span><text:span text:style-name="T11">:</text:span></text:p>
      <text:p text:style-name="P8"><text:s text:c="8"/></text:p>
      <text:p text:style-name="P8"><text:s text:c="8"/><text:span text:style-name="T4">if not</text:span><text:span text:style-name="T11">(</text:span><text:span text:style-name="T10">0 </text:span><text:span text:style-name="T11">&lt;= p &lt; </text:span><text:span text:style-name="T10">1</text:span><text:span text:style-name="T11">):</text:span></text:p>
      <text:p text:style-name="P8"><text:s text:c="12"/><text:span text:style-name="T4">print</text:span><text:span text:style-name="T11">(</text:span><text:span text:style-name="T14">"Probability not in range 0-1"</text:span><text:span text:style-name="T11">)</text:span></text:p>
      <text:p text:style-name="P8"><text:s text:c="12"/><text:span text:style-name="T11">exit()</text:span></text:p>
      <text:p text:style-name="P8"><text:s text:c="8"/><text:span text:style-name="T4">else</text:span><text:span text:style-name="T11">:</text:span></text:p>
      <text:p text:style-name="P8"><text:s text:c="12"/><text:span text:style-name="T4">return </text:span><text:span text:style-name="T11">p</text:span></text:p>
      <text:p text:style-name="P9"><text:span text:style-name="T2">def </text:span>get_params():</text:p>
      <text:p text:style-name="P8"><text:s text:c="4"/><text:span text:style-name="T8">"""gets all of the parameters from the command line</text:span></text:p>
      <text:p text:style-name="P6"><text:s text:c="8"/><text:span text:style-name="T12">exits if wrong amount of arguments are entered</text:span></text:p>
      <text:p text:style-name="P6"><text:s text:c="8"/><text:span text:style-name="T12">checks to ensure input is correct</text:span></text:p>
      <text:p text:style-name="P6"><text:s text:c="8"/><text:span text:style-name="T12">reutrns port numbers and P"""</text:span></text:p>
      <text:p text:style-name="P8"><text:span text:style-name="T5"><text:s text:c="4"/></text:span><text:span text:style-name="T4">if </text:span><text:span text:style-name="T3">len</text:span><text:span text:style-name="T11">(sys.argv) != </text:span><text:span text:style-name="T10">8</text:span><text:span text:style-name="T11">:</text:span></text:p>
      <text:p text:style-name="P8"><text:s text:c="8"/><text:span text:style-name="T4">print</text:span><text:span text:style-name="T11">(</text:span><text:span text:style-name="T14">"</text:span><text:span text:style-name="T4">\n</text:span><text:span text:style-name="T14">Wrong amount of command line arguments entered"</text:span><text:span text:style-name="T11">)</text:span></text:p>
      <text:p text:style-name="P8"><text:s text:c="8"/><text:span text:style-name="T11">exit()</text:span></text:p>
      <text:p text:style-name="P8"><text:s text:c="4"/><text:span text:style-name="T4">else</text:span><text:span text:style-name="T11">: <text:s text:c="3"/></text:span></text:p>
      <text:p text:style-name="P8"><text:s text:c="8"/><text:span text:style-name="T11">sys.argv = sys.argv[</text:span><text:span text:style-name="T10">1</text:span><text:span text:style-name="T11">:] </text:span><text:span text:style-name="T8">#chops off the name of the program</text:span></text:p>
      <text:p text:style-name="P8"><text:span text:style-name="T5"><text:s text:c="8"/></text:span><text:span text:style-name="T11">csin = checkPort(sys.argv[</text:span><text:span text:style-name="T10">0</text:span><text:span text:style-name="T11">])</text:span></text:p>
      <text:p text:style-name="P8"><text:s text:c="8"/><text:span text:style-name="T11">csout = checkPort(sys.argv[</text:span><text:span text:style-name="T10">1</text:span><text:span text:style-name="T11">])</text:span></text:p>
      <text:p text:style-name="P8"><text:s text:c="8"/><text:span text:style-name="T11">crin = checkPort(sys.argv[</text:span><text:span text:style-name="T10">2</text:span><text:span text:style-name="T11">])</text:span></text:p>
      <text:p text:style-name="P8"><text:s text:c="8"/><text:span text:style-name="T11">crout = checkPort(sys.argv[</text:span><text:span text:style-name="T10">3</text:span><text:span text:style-name="T11">])</text:span></text:p>
      <text:p text:style-name="P8"><text:s text:c="8"/><text:span text:style-name="T11">sin = checkPort(sys.argv[</text:span><text:span text:style-name="T10">4</text:span><text:span text:style-name="T11">])</text:span></text:p>
      <text:p text:style-name="P8"><text:s text:c="8"/><text:span text:style-name="T11">rin = checkPort(sys.argv[</text:span><text:span text:style-name="T10">5</text:span><text:span text:style-name="T11">])</text:span></text:p>
      <text:p text:style-name="P8"><text:s text:c="8"/><text:span text:style-name="T11">P = checkProbability(sys.argv[</text:span><text:span text:style-name="T10">6</text:span><text:span text:style-name="T11">])</text:span></text:p>
      <text:p text:style-name="P8"><text:s text:c="8"/></text:p>
      <text:p text:style-name="P8"><text:s text:c="4"/><text:span text:style-name="T4">return <text:s/></text:span><text:span text:style-name="T11">csin, csout, crin, crout, sin, rin, P</text:span></text:p>
      <text:p text:style-name="P8"><text:soft-page-break/><text:s text:c="4"/></text:p>
      <text:p text:style-name="P9"><text:span text:style-name="T2">def </text:span>can_send(P):</text:p>
      <text:p text:style-name="P8"><text:s text:c="4"/><text:span text:style-name="T8">"""generates a uniformly distrubuted number between 0 and 1</text:span></text:p>
      <text:p text:style-name="P6"><text:s text:c="8"/><text:span text:style-name="T12">drops packet if u &lt; P</text:span></text:p>
      <text:p text:style-name="P6"><text:s text:c="8"/><text:span text:style-name="T12">returns true if packet can be sent"""</text:span></text:p>
      <text:p text:style-name="P8"><text:span text:style-name="T5"><text:s text:c="4"/></text:span><text:span text:style-name="T11">to_send = </text:span><text:span text:style-name="T3">False</text:span></text:p>
      <text:p text:style-name="P8"><text:span text:style-name="T1"><text:s text:c="4"/></text:span><text:span text:style-name="T11">u = random.uniform(</text:span><text:span text:style-name="T10">0</text:span><text:span text:style-name="T11">, </text:span><text:span text:style-name="T10">1</text:span><text:span text:style-name="T11">)</text:span></text:p>
      <text:p text:style-name="P8"><text:s text:c="4"/><text:span text:style-name="T4">if </text:span><text:span text:style-name="T11">u &gt;= P:</text:span></text:p>
      <text:p text:style-name="P8"><text:s text:c="8"/><text:span text:style-name="T11">to_send = <text:s/></text:span><text:span text:style-name="T3">True</text:span></text:p>
      <text:p text:style-name="P8"><text:span text:style-name="T1"><text:s text:c="4"/></text:span><text:span text:style-name="T4">return </text:span><text:span text:style-name="T11">to_send</text:span></text:p>
      <text:p text:style-name="P9"><text:span text:style-name="T2">def <text:s/></text:span>return_resources(socket_list):</text:p>
      <text:p text:style-name="P8"><text:s text:c="4"/><text:span text:style-name="T8">"""closes sockets and file</text:span></text:p>
      <text:p text:style-name="P6"><text:s text:c="8"/><text:span text:style-name="T12">giving memory back to system"""</text:span></text:p>
      <text:p text:style-name="P8"><text:span text:style-name="T5"><text:s text:c="4"/></text:span><text:span text:style-name="T4">for </text:span><text:span text:style-name="T11">sockets </text:span><text:span text:style-name="T4">in </text:span><text:span text:style-name="T11">socket_list:</text:span></text:p>
      <text:p text:style-name="P8"><text:s text:c="8"/><text:span text:style-name="T11">sockets.close()</text:span></text:p>
      <text:p text:style-name="P9"><text:span text:style-name="T2">def </text:span>raise_socket_error(socket_list, error_count):</text:p>
      <text:p text:style-name="P8"><text:s text:c="4"/><text:span text:style-name="T8">"""If connection resets """</text:span></text:p>
      <text:p text:style-name="P8"><text:span text:style-name="T5"><text:s text:c="4"/></text:span><text:span text:style-name="T4">if </text:span><text:span text:style-name="T11">error_count &gt;</text:span><text:span text:style-name="T10">5</text:span><text:span text:style-name="T11">:</text:span></text:p>
      <text:p text:style-name="P8"><text:s text:c="8"/><text:span text:style-name="T4">print</text:span><text:span text:style-name="T11">()</text:span></text:p>
      <text:p text:style-name="P8"><text:s text:c="8"/><text:span text:style-name="T4">print</text:span><text:span text:style-name="T11">(</text:span><text:span text:style-name="T14">"----------------------------------------"</text:span><text:span text:style-name="T11">)</text:span></text:p>
      <text:p text:style-name="P8"><text:s text:c="8"/><text:span text:style-name="T4">print</text:span><text:span text:style-name="T11">(</text:span><text:span text:style-name="T14">"-----------Connection refused-----------"</text:span><text:span text:style-name="T11">)</text:span></text:p>
      <text:p text:style-name="P8"><text:s text:c="8"/><text:span text:style-name="T4">print</text:span><text:span text:style-name="T11">(</text:span><text:span text:style-name="T14">"----------Program will now exit---------"</text:span><text:span text:style-name="T11">)</text:span></text:p>
      <text:p text:style-name="P8"><text:s text:c="8"/><text:span text:style-name="T4">print</text:span><text:span text:style-name="T11">(</text:span><text:span text:style-name="T14">"----------------------------------------"</text:span><text:span text:style-name="T11">)</text:span></text:p>
      <text:p text:style-name="P8"><text:s text:c="8"/><text:span text:style-name="T4">print</text:span><text:span text:style-name="T11">()</text:span></text:p>
      <text:p text:style-name="P8"><text:s text:c="8"/><text:span text:style-name="T11">return_resources(socket_list)</text:span></text:p>
      <text:p text:style-name="P8"><text:s text:c="8"/><text:span text:style-name="T11">exit()</text:span></text:p>
      <text:p text:style-name="P8"><text:s text:c="4"/><text:span text:style-name="T4">else</text:span><text:span text:style-name="T11">:</text:span></text:p>
      <text:p text:style-name="P8"><text:s text:c="8"/><text:span text:style-name="T4">print</text:span><text:span text:style-name="T11">()</text:span></text:p>
      <text:p text:style-name="P8"><text:s text:c="8"/><text:span text:style-name="T4">print</text:span><text:span text:style-name="T11">(</text:span><text:span text:style-name="T14">"---connection refused, trying again-----"</text:span><text:span text:style-name="T11">)</text:span></text:p>
      <text:p text:style-name="P8"><text:s text:c="8"/><text:span text:style-name="T4">print</text:span><text:span text:style-name="T11">()</text:span></text:p>
      <text:p text:style-name="P8"><text:s text:c="4"/><text:span text:style-name="T4">return </text:span><text:span text:style-name="T11">error_count + </text:span><text:span text:style-name="T10">1</text:span></text:p>
      <text:p text:style-name="P9"><text:span text:style-name="T2">def </text:span>raise_listen_error(socket_list, listening_flag):</text:p>
      <text:p text:style-name="P8"><text:s text:c="4"/><text:span text:style-name="T8">"""Raises error if has been listening too long"""</text:span></text:p>
      <text:p text:style-name="P8"><text:span text:style-name="T5"><text:s text:c="4"/></text:span><text:span text:style-name="T4">if </text:span><text:span text:style-name="T11">listening_flag &gt; </text:span><text:span text:style-name="T10">5</text:span><text:span text:style-name="T11">:</text:span></text:p>
      <text:p text:style-name="P8"><text:s text:c="8"/><text:span text:style-name="T4">print</text:span><text:span text:style-name="T11">()</text:span></text:p>
      <text:p text:style-name="P8"><text:s text:c="8"/><text:span text:style-name="T4">print</text:span><text:span text:style-name="T11">(</text:span><text:span text:style-name="T14">"----------------------------------------"</text:span><text:span text:style-name="T11">)</text:span></text:p>
      <text:p text:style-name="P8"><text:s text:c="8"/><text:span text:style-name="T4">print</text:span><text:span text:style-name="T11">(</text:span><text:span text:style-name="T14">"--------No responses in a while---------"</text:span><text:span text:style-name="T11">)</text:span></text:p>
      <text:p text:style-name="P8"><text:s text:c="8"/><text:span text:style-name="T4">print</text:span><text:span text:style-name="T11">(</text:span><text:span text:style-name="T14">"------ has been listening too long -----"</text:span><text:span text:style-name="T11">)</text:span></text:p>
      <text:p text:style-name="P8"><text:s text:c="8"/><text:span text:style-name="T4">print</text:span><text:span text:style-name="T11">(</text:span><text:span text:style-name="T14">"---------Program will now exit----------"</text:span><text:span text:style-name="T11">)</text:span></text:p>
      <text:p text:style-name="P8"><text:s text:c="8"/><text:span text:style-name="T4">print</text:span><text:span text:style-name="T11">(</text:span><text:span text:style-name="T14">"----------------------------------------"</text:span><text:span text:style-name="T11">)</text:span></text:p>
      <text:p text:style-name="P8"><text:s text:c="8"/><text:span text:style-name="T4">print</text:span><text:span text:style-name="T11">()</text:span></text:p>
      <text:p text:style-name="P8"><text:s text:c="8"/><text:span text:style-name="T11">return_resources(socket_list)</text:span></text:p>
      <text:p text:style-name="P8"><text:s text:c="8"/><text:span text:style-name="T11">exit()</text:span></text:p>
      <text:p text:style-name="P9"><text:span text:style-name="T2">def </text:span>main():</text:p>
      <text:p text:style-name="P8"><text:s text:c="4"/><text:span text:style-name="T8">"""main fuction for channel</text:span></text:p>
      <text:p text:style-name="P6"><text:s text:c="8"/><text:span text:style-name="T12">makes four sockets then listens waiting for a packet from sender or receiver</text:span></text:p>
      <text:p text:style-name="P6"><text:s text:c="8"/><text:span text:style-name="T12">randomly decides to drop packet or not</text:span></text:p>
      <text:p text:style-name="P6"><text:s text:c="8"/><text:span text:style-name="T12">if packet it isnt dropped it passes it through"""</text:span></text:p>
      <text:p text:style-name="P8"><text:span text:style-name="T5"><text:s text:c="4"/></text:span><text:span text:style-name="T11">csin, csout, crin, crout, sin, rin, P = get_params()</text:span></text:p>
      <text:p text:style-name="P8"><text:s text:c="4"/><text:span text:style-name="T11">sockCSOut = socket.socket(socket.AF_INET, socket.SOCK_DGRAM)</text:span></text:p>
      <text:p text:style-name="P8"><text:s text:c="4"/><text:span text:style-name="T11">sockCSOut.bind((</text:span><text:span text:style-name="T14">'127.0.0.1'</text:span><text:span text:style-name="T11">, csout))</text:span></text:p>
      <text:p text:style-name="P8"><text:s text:c="4"/><text:span text:style-name="T11">sockCSOut.connect((</text:span><text:span text:style-name="T14">'127.0.0.1'</text:span><text:span text:style-name="T11">, sin)) <text:s/></text:span><text:span text:style-name="T8"># So we don't have to specify where we send to</text:span></text:p>
      <text:p text:style-name="P8"><text:span text:style-name="T5"><text:s text:c="4"/></text:span><text:span text:style-name="T11">sockCSIn = socket.socket(socket.AF_INET, socket.SOCK_DGRAM)</text:span></text:p>
      <text:p text:style-name="P8"><text:s text:c="4"/><text:span text:style-name="T11">sockCSIn.bind((</text:span><text:span text:style-name="T14">'127.0.0.1'</text:span><text:span text:style-name="T11">, csin))</text:span></text:p>
      <text:p text:style-name="P8"><text:s text:c="4"/><text:span text:style-name="T11">sockCROut = socket.socket(socket.AF_INET, socket.SOCK_DGRAM)</text:span></text:p>
      <text:p text:style-name="P8"><text:s text:c="4"/><text:span text:style-name="T11">sockCROut.bind((</text:span><text:span text:style-name="T14">'127.0.0.1'</text:span><text:span text:style-name="T11">, crout))</text:span></text:p>
      <text:p text:style-name="P8"><text:s text:c="4"/><text:span text:style-name="T11">sockCROut.connect((</text:span><text:span text:style-name="T14">'127.0.0.1'</text:span><text:span text:style-name="T11">, rin)) <text:s/></text:span><text:span text:style-name="T8"># So we don't have to specify where we send to</text:span></text:p>
      <text:p text:style-name="P8"><text:span text:style-name="T5"><text:s text:c="4"/></text:span><text:span text:style-name="T11">sockCRIn = socket.socket(socket.AF_INET, socket.SOCK_DGRAM)</text:span></text:p>
      <text:p text:style-name="P8"><text:s text:c="4"/><text:span text:style-name="T11">sockCRIn.bind((</text:span><text:span text:style-name="T14">'127.0.0.1'</text:span><text:span text:style-name="T11">, crin))</text:span></text:p>
      <text:p text:style-name="P8"><text:s text:c="4"/><text:span text:style-name="T11">socket_list = [sockCROut, sockCRIn, sockCSIn, sockCSOut]</text:span></text:p>
      <text:p text:style-name="P8"><text:s text:c="4"/><text:span text:style-name="T11">error_count = </text:span><text:span text:style-name="T10">0</text:span></text:p>
      <text:p text:style-name="P8"><text:span text:style-name="T9"><text:s text:c="4"/></text:span><text:span text:style-name="T11">listening_flag = </text:span><text:span text:style-name="T10">0</text:span></text:p>
      <text:p text:style-name="P8"><text:soft-page-break/><text:span text:style-name="T9"><text:s text:c="4"/></text:span><text:span text:style-name="T4">while </text:span><text:span text:style-name="T3">True</text:span><text:span text:style-name="T11">:</text:span></text:p>
      <text:p text:style-name="P8"><text:s text:c="8"/><text:span text:style-name="T11">readable, _, _ = select.select([sockCSIn, sockCRIn], [], [], </text:span><text:span text:style-name="T10">1</text:span><text:span text:style-name="T11">)</text:span></text:p>
      <text:p text:style-name="P8"><text:s text:c="8"/><text:span text:style-name="T4">print</text:span><text:span text:style-name="T11">(</text:span><text:span text:style-name="T14">"</text:span><text:span text:style-name="T4">\n</text:span><text:span text:style-name="T14">listening</text:span><text:span text:style-name="T4">\n</text:span><text:span text:style-name="T14">"</text:span><text:span text:style-name="T11">)</text:span></text:p>
      <text:p text:style-name="P8"><text:s text:c="8"/><text:span text:style-name="T4">if </text:span><text:span text:style-name="T3">len</text:span><text:span text:style-name="T11">(readable) == </text:span><text:span text:style-name="T10">0</text:span><text:span text:style-name="T11">:</text:span></text:p>
      <text:p text:style-name="P8"><text:s text:c="12"/><text:span text:style-name="T11">listening_flag += </text:span><text:span text:style-name="T10">1</text:span></text:p>
      <text:p text:style-name="P8"><text:span text:style-name="T9"><text:s text:c="12"/></text:span><text:span text:style-name="T4">if </text:span><text:span text:style-name="T11">listening_flag &gt; </text:span><text:span text:style-name="T10">20</text:span><text:span text:style-name="T11">:</text:span></text:p>
      <text:p text:style-name="P8"><text:s text:c="16"/><text:span text:style-name="T11">raise_listen_error(socket_list, listening_flag)</text:span></text:p>
      <text:p text:style-name="P8"><text:s text:c="8"/><text:span text:style-name="T4">else</text:span><text:span text:style-name="T11">:</text:span></text:p>
      <text:p text:style-name="P8"><text:s text:c="12"/><text:span text:style-name="T11">listening_flag = </text:span><text:span text:style-name="T10">0 </text:span><text:span text:style-name="T8">#reset listening time</text:span></text:p>
      <text:p text:style-name="P8"><text:span text:style-name="T5"><text:s text:c="12"/></text:span><text:span text:style-name="T4">for </text:span><text:span text:style-name="T11">sockets </text:span><text:span text:style-name="T4">in </text:span><text:span text:style-name="T11">readable:</text:span></text:p>
      <text:p text:style-name="P8"><text:s text:c="16"/><text:span text:style-name="T4">if </text:span><text:span text:style-name="T11">sockets </text:span><text:span text:style-name="T4">is </text:span><text:span text:style-name="T11">sockCSIn: </text:span><text:span text:style-name="T8">#if data is rome channel</text:span></text:p>
      <text:p text:style-name="P8"><text:span text:style-name="T5"><text:s text:c="20"/></text:span><text:span text:style-name="T11">data, addr = sockCSIn.recvfrom(</text:span><text:span text:style-name="T10">528</text:span><text:span text:style-name="T11">)</text:span></text:p>
      <text:p text:style-name="P8"><text:s text:c="20"/><text:span text:style-name="T11">unpacked_packet = packets.unpack_packet(data)</text:span></text:p>
      <text:p text:style-name="P8"><text:s text:c="20"/><text:span text:style-name="T11">magicno, type, seqno, dataLen, byte_data = unpacked_packet</text:span></text:p>
      <text:p text:style-name="P8"><text:s text:c="20"/><text:span text:style-name="T4">if </text:span><text:span text:style-name="T11">packets.magicNoCheck(magicno):</text:span></text:p>
      <text:p text:style-name="P8"><text:s text:c="24"/><text:span text:style-name="T4">print</text:span><text:span text:style-name="T11">(</text:span><text:span text:style-name="T14">"recieved Datapack..."</text:span><text:span text:style-name="T11">)</text:span></text:p>
      <text:p text:style-name="P8"><text:s text:c="24"/><text:span text:style-name="T4">if </text:span><text:span text:style-name="T11">can_send(P):</text:span></text:p>
      <text:p text:style-name="P8"><text:s text:c="28"/><text:span text:style-name="T4">print</text:span><text:span text:style-name="T11">(</text:span><text:span text:style-name="T14">"forwarding Datapack"</text:span><text:span text:style-name="T11">)</text:span></text:p>
      <text:p text:style-name="P8"><text:s text:c="28"/><text:span text:style-name="T4">try</text:span><text:span text:style-name="T11">:</text:span></text:p>
      <text:p text:style-name="P8"><text:s text:c="32"/><text:span text:style-name="T11">sockCROut.send(data)</text:span></text:p>
      <text:p text:style-name="P8"><text:s text:c="28"/><text:span text:style-name="T4">except</text:span><text:span text:style-name="T11">:</text:span></text:p>
      <text:p text:style-name="P8"><text:s text:c="32"/><text:span text:style-name="T11">error_count = raise_socket_error(socket_list, error_count)</text:span></text:p>
      <text:p text:style-name="P8"><text:s text:c="24"/><text:span text:style-name="T4">else</text:span><text:span text:style-name="T11">:</text:span></text:p>
      <text:p text:style-name="P8"><text:s text:c="28"/><text:span text:style-name="T4">print</text:span><text:span text:style-name="T11">(</text:span><text:span text:style-name="T14">"PACKET FAILED TO SEND"</text:span><text:span text:style-name="T11">)</text:span></text:p>
      <text:p text:style-name="P8"><text:s text:c="16"/><text:span text:style-name="T4">if </text:span><text:span text:style-name="T11">sockets </text:span><text:span text:style-name="T4">is </text:span><text:span text:style-name="T11">sockCRIn: </text:span><text:span text:style-name="T8">#if data is from reciever</text:span></text:p>
      <text:p text:style-name="P8"><text:span text:style-name="T5"><text:s text:c="20"/></text:span><text:span text:style-name="T11">data, addr = sockCRIn.recvfrom(</text:span><text:span text:style-name="T10">528</text:span><text:span text:style-name="T11">)</text:span></text:p>
      <text:p text:style-name="P8"><text:s text:c="20"/><text:span text:style-name="T11">unpacked_packet = packets.unpack_packet(data)</text:span></text:p>
      <text:p text:style-name="P8"><text:s text:c="20"/><text:span text:style-name="T11">magicno, type, seqno, dataLen, byte_data = unpacked_packet</text:span></text:p>
      <text:p text:style-name="P8"><text:s text:c="20"/><text:span text:style-name="T4">if </text:span><text:span text:style-name="T11">packets.magicNoCheck(magicno):</text:span></text:p>
      <text:p text:style-name="P8"><text:s text:c="24"/><text:span text:style-name="T4">print</text:span><text:span text:style-name="T11">(</text:span><text:span text:style-name="T14">"recieved ackPacket"</text:span><text:span text:style-name="T11">)</text:span></text:p>
      <text:p text:style-name="P8"><text:s text:c="24"/><text:span text:style-name="T4">if </text:span><text:span text:style-name="T11">can_send(P):</text:span></text:p>
      <text:p text:style-name="P8"><text:s text:c="28"/><text:span text:style-name="T8"># now we can send the packet</text:span></text:p>
      <text:p text:style-name="P8"><text:span text:style-name="T5"><text:s text:c="28"/></text:span><text:span text:style-name="T4">print</text:span><text:span text:style-name="T11">(</text:span><text:span text:style-name="T14">"Forwarding AckPack"</text:span><text:span text:style-name="T11">)</text:span></text:p>
      <text:p text:style-name="P8"><text:s text:c="28"/><text:span text:style-name="T4">try</text:span><text:span text:style-name="T11">:</text:span></text:p>
      <text:p text:style-name="P8"><text:s text:c="32"/><text:span text:style-name="T11">sockCSOut.send(data)</text:span></text:p>
      <text:p text:style-name="P8"><text:s text:c="32"/><text:span text:style-name="T4">print</text:span><text:span text:style-name="T11">(</text:span><text:span text:style-name="T14">"Ackpack sent"</text:span><text:span text:style-name="T11">)</text:span></text:p>
      <text:p text:style-name="P8"><text:s text:c="28"/><text:span text:style-name="T4">except</text:span><text:span text:style-name="T11">:</text:span></text:p>
      <text:p text:style-name="P8"><text:s text:c="32"/><text:span text:style-name="T11">error_count = raise_socket_error(socket_list ,error_count)</text:span></text:p>
      <text:p text:style-name="P8"><text:s text:c="24"/><text:span text:style-name="T4">else</text:span><text:span text:style-name="T11">:</text:span></text:p>
      <text:p text:style-name="P8"><text:s text:c="28"/><text:span text:style-name="T4">print</text:span><text:span text:style-name="T11">(</text:span><text:span text:style-name="T14">"ACKPACKET FAILED TO SEND"</text:span><text:span text:style-name="T11">)</text:span></text:p>
      <text:p text:style-name="P9"><text:span text:style-name="T2">if </text:span>__name__ == <text:span text:style-name="T15">'__main__'</text:span>:</text:p>
      <text:p text:style-name="P8"><text:s text:c="4"/><text:span text:style-name="T8">#makes it run automatically which is neat</text:span></text:p>
      <text:p text:style-name="P5"><text:span text:style-name="T5"><text:s text:c="4"/></text:span><text:span text:style-name="T11">main()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10">"""</text:p>
      <text:p text:style-name="P7">Receiver part of assignment</text:p>
      <text:p text:style-name="P7">#--Liz And Stefan--#</text:p>
      <text:p text:style-name="P7">To run me type in the command line:</text:p>
      <text:p text:style-name="P7">python3 receiver.py portNum PortNum PortNum fileName</text:p>
      <text:p text:style-name="P7"># python3 receiver.py 9000 9001 8003 test.txt</text:p>
      <text:p text:style-name="P7">"""</text:p>
      <text:p text:style-name="P9"><text:span text:style-name="T2">import </text:span>sys</text:p>
      <text:p text:style-name="P9"><text:span text:style-name="T2">import </text:span>socket</text:p>
      <text:p text:style-name="P9"><text:span text:style-name="T2">import </text:span>os.path</text:p>
      <text:p text:style-name="P9"><text:span text:style-name="T2">import </text:span>packets</text:p>
      <text:p text:style-name="P9"><text:span text:style-name="T2">import </text:span>select</text:p>
      <text:p text:style-name="P9">MAX_BYTES = <text:span text:style-name="T9">512</text:span></text:p>
      <text:p text:style-name="P9">MAGICNO = <text:span text:style-name="T1">hex</text:span>(<text:span text:style-name="T9">0x497E</text:span>)</text:p>
      <text:p text:style-name="P9">PTYPE_DATA = <text:span text:style-name="T9">0</text:span></text:p>
      <text:p text:style-name="P9">PTYPE_ACK = <text:span text:style-name="T9">1</text:span></text:p>
      <text:p text:style-name="P9"><text:span text:style-name="T2">def </text:span>exit():</text:p>
      <text:p text:style-name="P8"><text:s text:c="4"/><text:span text:style-name="T8">"""Exits the program displaying a message"""</text:span></text:p>
      <text:p text:style-name="P8"><text:span text:style-name="T5"><text:s text:c="4"/></text:span><text:span text:style-name="T4">print</text:span><text:span text:style-name="T11">(</text:span><text:span text:style-name="T14">"----------------------------------------"</text:span><text:span text:style-name="T11">)</text:span></text:p>
      <text:p text:style-name="P8"><text:s text:c="4"/><text:span text:style-name="T4">print</text:span><text:span text:style-name="T11">(</text:span><text:span text:style-name="T14">"------------Program exited--------------"</text:span><text:span text:style-name="T11">)</text:span></text:p>
      <text:p text:style-name="P8"><text:s text:c="4"/><text:span text:style-name="T4">print</text:span><text:span text:style-name="T11">(</text:span><text:span text:style-name="T14">"----------------------------------------"</text:span><text:span text:style-name="T11">)</text:span></text:p>
      <text:p text:style-name="P8"><text:s text:c="4"/><text:span text:style-name="T11">sys.exit(</text:span><text:span text:style-name="T10">0</text:span><text:span text:style-name="T11">)</text:span></text:p>
      <text:p text:style-name="P9"><text:span text:style-name="T2">def </text:span>checkPort(num):</text:p>
      <text:p text:style-name="P8"><text:s text:c="4"/><text:span text:style-name="T8">"""checks port number to ensure that it is an integer in the range 1024 - 64000</text:span></text:p>
      <text:p text:style-name="P6"><text:s text:c="8"/><text:span text:style-name="T12">exits program if it finds and error</text:span></text:p>
      <text:p text:style-name="P6"><text:s text:c="8"/><text:span text:style-name="T12">returns portnumber as an integer"""</text:span></text:p>
      <text:p text:style-name="P8"><text:span text:style-name="T5"><text:s text:c="4"/></text:span><text:span text:style-name="T4">try</text:span><text:span text:style-name="T11">:</text:span></text:p>
      <text:p text:style-name="P8"><text:s text:c="8"/><text:span text:style-name="T11">port_num = </text:span><text:span text:style-name="T3">int</text:span><text:span text:style-name="T11">(num)</text:span></text:p>
      <text:p text:style-name="P8"><text:s text:c="4"/><text:span text:style-name="T4">except </text:span><text:span text:style-name="T3">ValueError</text:span><text:span text:style-name="T11">:</text:span></text:p>
      <text:p text:style-name="P8"><text:s text:c="8"/><text:span text:style-name="T4">print</text:span><text:span text:style-name="T11">(</text:span><text:span text:style-name="T14">"Port Number " </text:span><text:span text:style-name="T11">+ </text:span><text:span text:style-name="T3">str</text:span><text:span text:style-name="T11">(num) + </text:span><text:span text:style-name="T14">" was not an integer"</text:span><text:span text:style-name="T11">)</text:span></text:p>
      <text:p text:style-name="P8"><text:s text:c="8"/><text:span text:style-name="T11">exit()</text:span></text:p>
      <text:p text:style-name="P8"><text:s text:c="4"/><text:span text:style-name="T4">if not</text:span><text:span text:style-name="T11">(</text:span><text:span text:style-name="T10">1024 </text:span><text:span text:style-name="T11">&lt;= port_num </text:span><text:span text:style-name="T4">and </text:span><text:span text:style-name="T11">port_num &lt;= </text:span><text:span text:style-name="T10">64000</text:span><text:span text:style-name="T11">):</text:span></text:p>
      <text:p text:style-name="P8"><text:s text:c="8"/><text:span text:style-name="T4">print</text:span><text:span text:style-name="T11">(</text:span><text:span text:style-name="T14">"Port number " </text:span><text:span text:style-name="T11">+ </text:span><text:span text:style-name="T3">str</text:span><text:span text:style-name="T11">(num) + </text:span><text:span text:style-name="T14">" <text:s/>was not in range 1024 - 64000"</text:span><text:span text:style-name="T11">)</text:span></text:p>
      <text:p text:style-name="P8"><text:s text:c="8"/><text:span text:style-name="T11">exit()</text:span></text:p>
      <text:p text:style-name="P8"><text:s text:c="8"/></text:p>
      <text:p text:style-name="P8"><text:s text:c="4"/><text:span text:style-name="T4">else</text:span><text:span text:style-name="T11">:</text:span></text:p>
      <text:p text:style-name="P8"><text:s text:c="8"/><text:span text:style-name="T4">return </text:span><text:span text:style-name="T11">port_num</text:span></text:p>
      <text:p text:style-name="P8"><text:s text:c="4"/></text:p>
      <text:p text:style-name="P9"><text:span text:style-name="T2">def </text:span>checkFile(fname):</text:p>
      <text:p text:style-name="P8"><text:s text:c="4"/><text:span text:style-name="T8">"""checks for existing file</text:span></text:p>
      <text:p text:style-name="P6"><text:s text:c="8"/><text:span text:style-name="T12">exits if file not found"""</text:span></text:p>
      <text:p text:style-name="P8"><text:span text:style-name="T5"><text:s text:c="4"/></text:span><text:span text:style-name="T4">if</text:span><text:span text:style-name="T11">(os.path.isfile(fname)):</text:span></text:p>
      <text:p text:style-name="P8"><text:s text:c="8"/><text:span text:style-name="T4">print</text:span><text:span text:style-name="T11">(</text:span><text:span text:style-name="T14">"File: " </text:span><text:span text:style-name="T11">+ fname + </text:span><text:span text:style-name="T14">" already exists."</text:span><text:span text:style-name="T11">)</text:span></text:p>
      <text:p text:style-name="P8"><text:s text:c="8"/><text:span text:style-name="T11">exit()</text:span></text:p>
      <text:p text:style-name="P8"><text:s text:c="4"/><text:span text:style-name="T4">else</text:span><text:span text:style-name="T11">:</text:span></text:p>
      <text:p text:style-name="P8"><text:s text:c="8"/><text:span text:style-name="T4">return </text:span><text:span text:style-name="T11">fname</text:span></text:p>
      <text:p text:style-name="P8"><text:s text:c="4"/></text:p>
      <text:p text:style-name="P9"><text:span text:style-name="T2">def </text:span>get_params():</text:p>
      <text:p text:style-name="P8"><text:s text:c="4"/><text:span text:style-name="T8">"""gets all of the parameters from the command line</text:span></text:p>
      <text:p text:style-name="P6"><text:s text:c="8"/><text:span text:style-name="T12">exits if wrong amount of arguments are entered</text:span></text:p>
      <text:p text:style-name="P6"><text:s text:c="8"/><text:span text:style-name="T12">checks to ensure input is correct</text:span></text:p>
      <text:p text:style-name="P6"><text:s text:c="8"/><text:span text:style-name="T12">returns port numbers and filename"""</text:span></text:p>
      <text:p text:style-name="P8"><text:span text:style-name="T5"><text:s text:c="4"/></text:span><text:span text:style-name="T4">if </text:span><text:span text:style-name="T3">len</text:span><text:span text:style-name="T11">(sys.argv) != </text:span><text:span text:style-name="T10">5</text:span><text:span text:style-name="T11">:</text:span></text:p>
      <text:p text:style-name="P8"><text:s text:c="8"/><text:span text:style-name="T4">print</text:span><text:span text:style-name="T11">(</text:span><text:span text:style-name="T14">"</text:span><text:span text:style-name="T4">\n</text:span><text:span text:style-name="T14">Wrong amount of command line arguments entered"</text:span><text:span text:style-name="T11">)</text:span></text:p>
      <text:p text:style-name="P8"><text:s text:c="8"/><text:span text:style-name="T11">exit()</text:span></text:p>
      <text:p text:style-name="P8"><text:s text:c="4"/><text:span text:style-name="T4">else</text:span><text:span text:style-name="T11">: <text:s text:c="3"/></text:span></text:p>
      <text:p text:style-name="P8"><text:s text:c="8"/><text:span text:style-name="T11">sys.argv = sys.argv[</text:span><text:span text:style-name="T10">1</text:span><text:span text:style-name="T11">:]</text:span></text:p>
      <text:p text:style-name="P8"><text:s text:c="8"/><text:span text:style-name="T11">rin = checkPort(sys.argv[</text:span><text:span text:style-name="T10">0</text:span><text:span text:style-name="T11">])</text:span></text:p>
      <text:p text:style-name="P8"><text:s text:c="8"/><text:span text:style-name="T11">rout = checkPort(sys.argv[</text:span><text:span text:style-name="T10">1</text:span><text:span text:style-name="T11">])</text:span></text:p>
      <text:p text:style-name="P8"><text:s text:c="8"/><text:span text:style-name="T11">crin = checkPort(sys.argv[</text:span><text:span text:style-name="T10">2</text:span><text:span text:style-name="T11">])</text:span></text:p>
      <text:p text:style-name="P8"><text:s text:c="8"/><text:span text:style-name="T11">filename = checkFile(sys.argv[</text:span><text:span text:style-name="T10">3</text:span><text:span text:style-name="T11">])</text:span></text:p>
      <text:p text:style-name="P8"><text:s text:c="8"/></text:p>
      <text:p text:style-name="P8"><text:s text:c="8"/></text:p>
      <text:p text:style-name="P8"><text:soft-page-break/><text:s text:c="8"/></text:p>
      <text:p text:style-name="P8"><text:s text:c="4"/><text:span text:style-name="T4">return </text:span><text:span text:style-name="T11">rin, rout, crin, filename</text:span></text:p>
      <text:p text:style-name="P9"><text:span text:style-name="T2">def <text:s/></text:span>return_resources(socket_list):</text:p>
      <text:p text:style-name="P8"><text:s text:c="4"/><text:span text:style-name="T8">"""closes sockets and file</text:span></text:p>
      <text:p text:style-name="P6"><text:s text:c="8"/><text:span text:style-name="T12">giving memory back to system"""</text:span></text:p>
      <text:p text:style-name="P8"><text:span text:style-name="T5"><text:s text:c="4"/></text:span><text:span text:style-name="T4">for </text:span><text:span text:style-name="T11">sockets </text:span><text:span text:style-name="T4">in </text:span><text:span text:style-name="T11">socket_list:</text:span></text:p>
      <text:p text:style-name="P8"><text:s text:c="8"/><text:span text:style-name="T11">sockets.close()</text:span></text:p>
      <text:p text:style-name="P9"><text:span text:style-name="T2">def </text:span>raise_socket_error(socket_list, ERRORCOUNT=<text:span text:style-name="T9">0</text:span>):</text:p>
      <text:p text:style-name="P8"><text:s text:c="4"/><text:span text:style-name="T8">"""if connection to a socket is refused an error is raised</text:span></text:p>
      <text:p text:style-name="P6"><text:s text:c="8"/><text:span text:style-name="T12">will wait 10 times and then time out"""</text:span></text:p>
      <text:p text:style-name="P8"><text:span text:style-name="T5"><text:s text:c="4"/></text:span><text:span text:style-name="T4">if </text:span><text:span text:style-name="T11">ERRORCOUNT&gt;</text:span><text:span text:style-name="T10">10</text:span><text:span text:style-name="T11">:</text:span></text:p>
      <text:p text:style-name="P8"><text:s text:c="8"/><text:span text:style-name="T4">print</text:span><text:span text:style-name="T11">()</text:span></text:p>
      <text:p text:style-name="P8"><text:s text:c="8"/><text:span text:style-name="T4">print</text:span><text:span text:style-name="T11">(</text:span><text:span text:style-name="T14">"----------------------------------------"</text:span><text:span text:style-name="T11">)</text:span></text:p>
      <text:p text:style-name="P8"><text:s text:c="8"/><text:span text:style-name="T4">print</text:span><text:span text:style-name="T11">(</text:span><text:span text:style-name="T14">"-----------Connection refused-----------"</text:span><text:span text:style-name="T11">)</text:span></text:p>
      <text:p text:style-name="P8"><text:s text:c="8"/><text:span text:style-name="T4">print</text:span><text:span text:style-name="T11">(</text:span><text:span text:style-name="T14">"----------Program will now exit---------"</text:span><text:span text:style-name="T11">)</text:span></text:p>
      <text:p text:style-name="P8"><text:s text:c="8"/><text:span text:style-name="T4">print</text:span><text:span text:style-name="T11">(</text:span><text:span text:style-name="T14">"----------------------------------------"</text:span><text:span text:style-name="T11">)</text:span></text:p>
      <text:p text:style-name="P8"><text:s text:c="8"/><text:span text:style-name="T4">print</text:span><text:span text:style-name="T11">()</text:span></text:p>
      <text:p text:style-name="P8"><text:s text:c="8"/><text:span text:style-name="T11">return_resources(socket_list)</text:span></text:p>
      <text:p text:style-name="P8"><text:s text:c="8"/><text:span text:style-name="T11">exit()</text:span></text:p>
      <text:p text:style-name="P8"><text:s text:c="4"/><text:span text:style-name="T4">else</text:span><text:span text:style-name="T11">:</text:span></text:p>
      <text:p text:style-name="P8"><text:s text:c="8"/><text:span text:style-name="T4">print</text:span><text:span text:style-name="T11">()</text:span></text:p>
      <text:p text:style-name="P8"><text:s text:c="8"/><text:span text:style-name="T4">print</text:span><text:span text:style-name="T11">(</text:span><text:span text:style-name="T14">"---connection refused, trying again-----"</text:span><text:span text:style-name="T11">)</text:span></text:p>
      <text:p text:style-name="P8"><text:s text:c="8"/><text:span text:style-name="T4">print</text:span><text:span text:style-name="T11">()</text:span></text:p>
      <text:p text:style-name="P8"><text:s text:c="4"/><text:span text:style-name="T4">return </text:span><text:span text:style-name="T11">ERRORCOUNT+</text:span><text:span text:style-name="T10">1</text:span></text:p>
      <text:p text:style-name="P9"><text:span text:style-name="T2">def </text:span>main():</text:p>
      <text:p text:style-name="P8"><text:s text:c="4"/><text:span text:style-name="T8">"""Main function for reciever</text:span></text:p>
      <text:p text:style-name="P6"><text:s text:c="5"/><text:span text:style-name="T12">recieves data and turns into file</text:span></text:p>
      <text:p text:style-name="P6"><text:s text:c="5"/><text:span text:style-name="T12">sends ack packets"""</text:span></text:p>
      <text:p text:style-name="P8"><text:span text:style-name="T5"><text:s text:c="4"/></text:span><text:span text:style-name="T11">rin, rout, CRIN, FILENAME = get_params()</text:span></text:p>
      <text:p text:style-name="P8"><text:s text:c="4"/><text:span text:style-name="T11">sockOut = socket.socket(socket.AF_INET, socket.SOCK_DGRAM)</text:span></text:p>
      <text:p text:style-name="P8"><text:s text:c="4"/><text:span text:style-name="T11">sockOut.bind((</text:span><text:span text:style-name="T14">'127.0.0.1'</text:span><text:span text:style-name="T11">, rout))</text:span></text:p>
      <text:p text:style-name="P8"><text:s text:c="4"/><text:span text:style-name="T11">sockOut.connect((</text:span><text:span text:style-name="T14">'127.0.0.1'</text:span><text:span text:style-name="T11">, CRIN))</text:span></text:p>
      <text:p text:style-name="P8"><text:s text:c="4"/><text:span text:style-name="T11">sockIn = socket.socket(socket.AF_INET, socket.SOCK_DGRAM)</text:span></text:p>
      <text:p text:style-name="P8"><text:s text:c="4"/><text:span text:style-name="T11">sockIn.bind((</text:span><text:span text:style-name="T14">'127.0.0.1'</text:span><text:span text:style-name="T11">, rin))</text:span></text:p>
      <text:p text:style-name="P8"><text:s text:c="4"/><text:span text:style-name="T11">expected = </text:span><text:span text:style-name="T10">0</text:span></text:p>
      <text:p text:style-name="P8"><text:span text:style-name="T9"><text:s text:c="4"/></text:span><text:span text:style-name="T11">recieving_packets = </text:span><text:span text:style-name="T3">True</text:span></text:p>
      <text:p text:style-name="P8"><text:span text:style-name="T1"><text:s text:c="4"/></text:span><text:span text:style-name="T11">socket_list = [sockOut, sockIn]</text:span></text:p>
      <text:p text:style-name="P8"><text:s text:c="4"/><text:span text:style-name="T11">error_count = </text:span><text:span text:style-name="T10">0</text:span></text:p>
      <text:p text:style-name="P8"><text:span text:style-name="T9"><text:s text:c="4"/></text:span><text:span text:style-name="T11">file_object = </text:span><text:span text:style-name="T3">open</text:span><text:span text:style-name="T11">(FILENAME, </text:span><text:span text:style-name="T14">"wb+"</text:span><text:span text:style-name="T11">)</text:span></text:p>
      <text:p text:style-name="P8"><text:s text:c="4"/><text:span text:style-name="T4">while </text:span><text:span text:style-name="T11">recieving_packets:</text:span></text:p>
      <text:p text:style-name="P8"><text:s text:c="8"/><text:span text:style-name="T11">readable, _, _ = select.select([sockIn], [], [], </text:span><text:span text:style-name="T10">1</text:span><text:span text:style-name="T11">)</text:span></text:p>
      <text:p text:style-name="P8"><text:s text:c="8"/><text:span text:style-name="T4">if </text:span><text:span text:style-name="T11">readable:</text:span></text:p>
      <text:p text:style-name="P8"><text:s text:c="12"/><text:span text:style-name="T4">print</text:span><text:span text:style-name="T11">(</text:span><text:span text:style-name="T14">"recieved Pack"</text:span><text:span text:style-name="T11">)</text:span></text:p>
      <text:p text:style-name="P8"><text:s text:c="12"/><text:span text:style-name="T11">data, sender = sockIn.recvfrom(</text:span><text:span text:style-name="T10">528</text:span><text:span text:style-name="T11">)</text:span></text:p>
      <text:p text:style-name="P8"><text:s text:c="12"/><text:span text:style-name="T11">unpacked_packet = packets.unpack_packet(data)</text:span></text:p>
      <text:p text:style-name="P8"><text:s text:c="12"/><text:span text:style-name="T11">magicno, type, seqno, dataLen, data = unpacked_packet</text:span></text:p>
      <text:p text:style-name="P8"><text:s text:c="12"/><text:span text:style-name="T4">if </text:span><text:span text:style-name="T11">magicno == </text:span><text:span text:style-name="T3">int</text:span><text:span text:style-name="T11">(MAGICNO, </text:span><text:span text:style-name="T10">0</text:span><text:span text:style-name="T11">) </text:span><text:span text:style-name="T4">and </text:span><text:span text:style-name="T11">type == PTYPE_DATA </text:span><text:span text:style-name="T4">and </text:span><text:span text:style-name="T11">seqno == expected:</text:span></text:p>
      <text:p text:style-name="P8"><text:s text:c="16"/><text:span text:style-name="T11">ack_pack = packets.packet(seqno)</text:span></text:p>
      <text:p text:style-name="P8"><text:s text:c="16"/><text:span text:style-name="T11">ack_pack.set_ack()</text:span></text:p>
      <text:p text:style-name="P8"><text:s text:c="16"/><text:span text:style-name="T11">packed_packet = packets.pack_packet(ack_pack)</text:span></text:p>
      <text:p text:style-name="P8"><text:s text:c="16"/><text:span text:style-name="T11">expected ^= </text:span><text:span text:style-name="T10">1 <text:s text:c="2"/></text:span><text:span text:style-name="T8">#Switches between 0 and 1 with XOR Using bitwise operator</text:span></text:p>
      <text:p text:style-name="P8"><text:span text:style-name="T5"><text:s text:c="16"/></text:span><text:span text:style-name="T4">if </text:span><text:span text:style-name="T11">dataLen &gt; </text:span><text:span text:style-name="T10">0</text:span><text:span text:style-name="T11">: </text:span><text:span text:style-name="T8">#data in packet</text:span></text:p>
      <text:p text:style-name="P8"><text:span text:style-name="T5"><text:s text:c="20"/></text:span><text:span text:style-name="T11">file_object.write(data)</text:span></text:p>
      <text:p text:style-name="P8"><text:s text:c="20"/><text:span text:style-name="T4">try</text:span><text:span text:style-name="T11">:</text:span></text:p>
      <text:p text:style-name="P8"><text:s text:c="24"/><text:span text:style-name="T11">sockOut.send(packed_packet)</text:span></text:p>
      <text:p text:style-name="P8"><text:s text:c="20"/><text:span text:style-name="T4">except</text:span><text:span text:style-name="T11">:</text:span></text:p>
      <text:p text:style-name="P8"><text:s text:c="24"/><text:span text:style-name="T11">error_count = raise_socket_error(socket_list, error_count)</text:span></text:p>
      <text:p text:style-name="P8"><text:s text:c="20"/><text:span text:style-name="T4">else</text:span><text:span text:style-name="T11">:</text:span></text:p>
      <text:p text:style-name="P8"><text:s text:c="24"/><text:span text:style-name="T11">error_count = </text:span><text:span text:style-name="T10">0 </text:span><text:span text:style-name="T8">#a packet has been successfully sent so we can reset errorcount</text:span></text:p>
      <text:p text:style-name="P8"><text:span text:style-name="T5"><text:s text:c="16"/></text:span><text:span text:style-name="T4">else</text:span><text:span text:style-name="T11">: <text:s text:c="2"/></text:span><text:span text:style-name="T8">#datalen == 0</text:span></text:p>
      <text:p text:style-name="P8"><text:span text:style-name="T5"><text:s text:c="20"/></text:span><text:span text:style-name="T11">ack_pack = packets.packet(seqno)</text:span></text:p>
      <text:p text:style-name="P8"><text:soft-page-break/><text:s text:c="20"/><text:span text:style-name="T11">ack_pack.set_ack()</text:span></text:p>
      <text:p text:style-name="P8"><text:s text:c="20"/><text:span text:style-name="T11">packed_packet = packets.pack_packet(ack_pack)</text:span></text:p>
      <text:p text:style-name="P8"><text:s text:c="20"/><text:span text:style-name="T4">try</text:span><text:span text:style-name="T11">:</text:span></text:p>
      <text:p text:style-name="P8"><text:s text:c="24"/><text:span text:style-name="T11">sockOut.send(packed_packet)</text:span></text:p>
      <text:p text:style-name="P8"><text:s text:c="20"/><text:span text:style-name="T4">except</text:span><text:span text:style-name="T11">:</text:span></text:p>
      <text:p text:style-name="P8"><text:s text:c="24"/><text:span text:style-name="T11">error_count = raise_socket_error(socket_list, error_count)</text:span></text:p>
      <text:p text:style-name="P8"><text:s text:c="20"/><text:span text:style-name="T4">else</text:span><text:span text:style-name="T11">:</text:span></text:p>
      <text:p text:style-name="P8"><text:s text:c="24"/><text:span text:style-name="T11">error_count = </text:span><text:span text:style-name="T10">0 <text:s/></text:span><text:span text:style-name="T8"># a packet has been successfully sent so we can reset errorcount</text:span></text:p>
      <text:p text:style-name="P8"><text:span text:style-name="T5"><text:s text:c="20"/></text:span><text:span text:style-name="T11">recieving_packets = </text:span><text:span text:style-name="T3">False</text:span></text:p>
      <text:p text:style-name="P8"><text:span text:style-name="T1"><text:s text:c="12"/></text:span><text:span text:style-name="T4">elif</text:span><text:span text:style-name="T11">(magicno == </text:span><text:span text:style-name="T3">int</text:span><text:span text:style-name="T11">(MAGICNO, </text:span><text:span text:style-name="T10">0</text:span><text:span text:style-name="T11">) </text:span><text:span text:style-name="T4">and </text:span><text:span text:style-name="T11">type == PTYPE_DATA </text:span><text:span text:style-name="T4">and </text:span><text:span text:style-name="T11">seqno != expected):</text:span></text:p>
      <text:p text:style-name="P8"><text:s text:c="16"/><text:span text:style-name="T11">ack_pack = packets.packet(seqno)</text:span></text:p>
      <text:p text:style-name="P8"><text:s text:c="16"/><text:span text:style-name="T11">ack_pack.set_ack()</text:span></text:p>
      <text:p text:style-name="P8"><text:s text:c="16"/><text:span text:style-name="T11">packed_packet = packets.pack_packet(ack_pack)</text:span></text:p>
      <text:p text:style-name="P8"><text:s text:c="16"/><text:span text:style-name="T4">try</text:span><text:span text:style-name="T11">:</text:span></text:p>
      <text:p text:style-name="P8"><text:s text:c="20"/><text:span text:style-name="T11">sockOut.send(packed_packet)</text:span></text:p>
      <text:p text:style-name="P8"><text:s text:c="16"/><text:span text:style-name="T4">except</text:span><text:span text:style-name="T11">:</text:span></text:p>
      <text:p text:style-name="P8"><text:s text:c="20"/><text:span text:style-name="T11">error_count = raise_socket_error(socket_list, error_count)</text:span></text:p>
      <text:p text:style-name="P8"><text:s text:c="16"/><text:span text:style-name="T4">else</text:span><text:span text:style-name="T11">:</text:span></text:p>
      <text:p text:style-name="P8"><text:s text:c="20"/><text:span text:style-name="T11">error_count = </text:span><text:span text:style-name="T10">0 <text:s/></text:span><text:span text:style-name="T8"># a packet has been successfully sent so we can reset errorcount</text:span></text:p>
      <text:p text:style-name="P8"><text:span text:style-name="T5"><text:s text:c="4"/></text:span><text:span text:style-name="T11">file_object.close() </text:span><text:span text:style-name="T8">#returns resources</text:span></text:p>
      <text:p text:style-name="P8"><text:span text:style-name="T5"><text:s text:c="4"/></text:span><text:span text:style-name="T4">print</text:span><text:span text:style-name="T11">(</text:span><text:span text:style-name="T14">"RECIEVED ALL DATA"</text:span><text:span text:style-name="T11">)</text:span></text:p>
      <text:p text:style-name="P8"><text:s text:c="4"/><text:span text:style-name="T11">exit()</text:span></text:p>
      <text:p text:style-name="P9"><text:span text:style-name="T2">if </text:span>__name__ == <text:span text:style-name="T15">'__main__'</text:span>:</text:p>
      <text:p text:style-name="P8"><text:s text:c="4"/><text:span text:style-name="T8">#makes it run automatically which is neat</text:span></text:p>
      <text:p text:style-name="P5"><text:span text:style-name="T5"><text:s text:c="4"/></text:span><text:span text:style-name="T11">main()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12:03:41.025175759</meta:creation-date>
    <dc:date>2016-09-09T12:18:38.164592329</dc:date>
    <meta:editing-duration>PT14M57S</meta:editing-duration>
    <meta:editing-cycles>1</meta:editing-cycles>
    <meta:document-statistic meta:table-count="0" meta:image-count="0" meta:object-count="0" meta:page-count="11" meta:paragraph-count="466" meta:word-count="1735" meta:character-count="16888" meta:non-whitespace-character-count="11984"/>
    <meta:generator>LibreOffice/5.0.3.2$Linux_X86_64 LibreOffice_project/00m0$Build-2</meta:generator>
  </office:meta>
</office:document-meta>
</file>